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fo:font-weight="bol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50%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background-color="#ffff00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ra só mais um...</text:p>
      <text:p text:style-name="P1"/>
      <text:p text:style-name="P2">É só mais um pouco. Só falta mais um pouco e acabo com a família inteira. Estou a começar a apanhar-lhe o jeito. São muitas horas já, muitos dias a matar vampiros!</text:p>
      <text:p text:style-name="P2"/>
      <text:p text:style-name="P2">Retiro a minha adaga do coração do monstro e dirijo-me ao celeiro. É lá que dorme o resto da matilha. O dia está quase a terminar e tenho de me despachar antes que comecem a despertar. Saio da cripta e atravesso o estreito carreiro ladeado de pequenos abetos verde-escuros. Pelo caminho encontro os restos de umas vestes de mulher. Talvez sejam os resquícios da última vítima destes chupadores de sangue, penso. Aproveito o que resta dos trapos e limpo o resto do sangue nojento que ainda escorre na lâmina.</text:p>
      <text:p text:style-name="P2"/>
      <text:p text:style-name="P2">Faz muito frio. O vento de norte arrepia-me o cabelo e a pele a cada passo que dou, mas isso só me traz mais alento para continuar a minha chacina justiceira. Hoje não saio daqui enquanto não liquidar o clã todo... </text:p>
      <text:p text:style-name="P2"/>
      <text:p text:style-name="P2">Vejo-me forçado a apressar o passo porque no céu umas nuvens traiçoeiras se preparam para acelerar o regresso da escuridão. Nem o tempo me ajuda. Que raio de sorte a minha! Tenho de chegar ao casarão de madeira quanto antes...</text:p>
      <text:p text:style-name="P2"/>
      <text:p text:style-name="P2">Consegui entrar. A pesada porta de madeira ranje como nos filmes de terror. O chão está coberto de palha e os fardos que se amontoam pelos cantos parecem ser bons esconderijos. Se eu fosse vampiro ( e cuspo na minha alma só de ter tido tal pensamento) era lá que me esconderia do sol. Debaixo do feno não entra a luz do dia, a mesma luz que quase já nem é suficiente para ver onde ponho os pés. Fruto disso, acabo de pisar um ancinho esquecido e levo com o dito cujo nas trombas. A dor é inescrutável mas cedo me recomponho pois não me posso dar ao luxo de vacilar agora. Nunca estive tão perto. Estou no seio deles. Mesmo no seio da família.</text:p>
      <text:p text:style-name="P2"/>
      <text:p text:style-name="P2">Sem medos avanço para um dos cantos e começo a revirar tudo quanto posso. Não foi preciso muito para ter sorte. Ali estava um! Um vampiro nojento a dormir que nem um porco. Tresandava a carne putrefacta por todo o lado, não sei se era a dele ou a da sua última refeição. A julgar pela enorme pança e pelo sangue coalhado que se lhe colara aos lábios tivera uma há bem pouco tempo, quem sabe se não fora a dona do vestido branco... Não importa! Este aqui não come mais! Elevei vigorosamente os dois braços no ar e desferi-lhe o golpe fatal. Nem um pio se ouviu e isso é bom para mim pois os outros eu não quero acordar.</text:p>
      <text:p text:style-name="P2"><text:soft-page-break/></text:p>
      <text:p text:style-name="P2">Segui a minha sede de vingança e continuei a procurar. Pouco depois encontrei mais um, e outro, e mais outro, e a todos dei o mesmo destino. Só me falta ver ali num canto. Pelas minhas contas são cinco os que dormem habitualmente aqui dentro, só falta mais um!</text:p>
      <text:p text:style-name="P2"/>
      <text:p text:style-name="P2">Cá fora o sol desaparecia no horizonte. A noite caíra silenciosa, tal e qual como os miseráveis que haviam morrido às minhas mãos. Descobri o último! Quando me preparo para lhe administrar a mesma dose de raiva que dera aos outros o <text:span text:style-name="T1">magano</text:span> acorda... Arregalou os olhos e, sou sincero... nesse momento arrepiou-me como poucos fizeram até hoje. Se há coisa que estes diabos têm é força. Com um movimento brusco levantou-se da sua guarida e derrubou-me ao chão. Podia ter aproveitado para me limpar o sebo, mas em vez disso resolveu fugir. Cobarde! Não sei se foi alucinação ou não mas fiquei com a sensação que voou uns bons três ou quatro metros antes de sair porta fora...</text:p>
      <text:p text:style-name="P2"/>
      <text:p text:style-name="P2">Refiz-me do percalço e ergui-me, decidido a persegui-lo sem piedade, até o matar. Desatei a correr em direcção à rua e foi por muito pouco que não pisei de novo a porcaria do ancinho. Roguei mil e uma pragas a quem ali o tivesse deixado. </text:p>
      <text:p text:style-name="P2"/>
      <text:p text:style-name="P2">Cá fora continuava frio. Nem o calor da matança me aquecera o corpo. Vi a porta das traseiras da garagem da quinta a oscilar sozinha. Só pode ter sido o bandido, pensei eu. - Não que escapas, canalha! - Exclamei com força. Um corvo idiota assobiou à minha segunda passagem por aquele carreiro estreito, como que a gozar comigo. - Se te apanho morres também, pássaro estúpido! - Estava fulo da vida.</text:p>
      <text:p text:style-name="P2"/>
      <text:p text:style-name="P2">Entrei na garagem. O interruptor da luz não funcionava. Não sei se foi obra do “chupa pescoços” ou se já estava assim. Não interessava. Desta vez estava muito bem preparado e trouxera inclusive os meus óculos de visão nocturna. Coloquei-los, e de repente conseguia ver tudo à minha volta, embora fosse assim num tom a descair um tanto ou quanto para o esverdeado fluorescente. Olhei em redor à procura do animal. Não se ouvia absolutamente nada. Será que o dito cujo estava mesmo ali? Comecei a duvidar... Mas não... ali estava ele, no canto, junto à parede, por detrás dos carros. Parecia estar com medo. A sua cara mostrava-me isso. Um vampiro medricas! Nunca tal me acontecera. Pior para ele!<text:line-break/><text:line-break/>Agachado, aproximei-me dele e preparei-me para o golpe. No preciso momento em que vou desferir a estocada final as luzes acendem-se e eu deixo de ver. Sinto-o a passar velozmente perto de mim, <text:soft-page-break/>tocando-me ao de leve na roupa. Fugira-me mais uma vez. Lentamente a visão regressa a mim e percebo o porquê. Tiro os óculos de realidade virtual e olho em redor. Veja apenas o meu pai, com cara de zangado junto à porta do quarto, ainda com a mão debruçada por cima do interruptor. A única coisa que me disse foi:<text:line-break/><text:line-break/>- Vamos embora, Pedro! Está na hora de jantar, deixa lá a porcaria dos jogos de computador. Por hoje já chega! - Ao que eu respondo:<text:line-break/>- Ora bolas, pai... logo agora que estava quase. </text:p>
      <text:p text:style-name="P2"><text:span text:style-name="T2">Era só mais um..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P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Cristo</meta:initial-creator>
    <meta:creation-date>2011-03-12T23:58:37</meta:creation-date>
    <dc:date>2015-02-27T23:14:04</dc:date>
    <dc:creator>Paulo Cristo</dc:creator>
    <meta:editing-duration>PT1H2M47S</meta:editing-duration>
    <meta:editing-cycles>19</meta:editing-cycles>
    <meta:generator>OpenOffice/4.0.1$Unix OpenOffice.org_project/401m5$Build-9714</meta:generator>
    <meta:document-statistic meta:table-count="0" meta:image-count="0" meta:object-count="0" meta:page-count="3" meta:paragraph-count="13" meta:word-count="989" meta:character-count="5360"/>
  </office:meta>
</office:document-meta>
</file>